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ensateGenerator.newInstance(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ensateGenerator.compile( OActivity output ,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